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868.test_int_m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868.test_short_m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868.test_float_m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868.test_float_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868.test_by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868.test_byte_m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868.test_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868.test_sh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